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2913" officeooo:paragraph-rsid="00062913"/>
    </style:style>
    <style:style style:name="P2" style:family="paragraph" style:parent-style-name="Standard">
      <style:paragraph-properties fo:text-align="center" style:justify-single-word="false"/>
      <style:text-properties officeooo:rsid="00062913" officeooo:paragraph-rsid="00062913"/>
    </style:style>
    <style:style style:name="P3" style:family="paragraph" style:parent-style-name="Standard">
      <style:text-properties officeooo:rsid="00062913" officeooo:paragraph-rsid="0006c5df"/>
    </style:style>
    <style:style style:name="P4" style:family="paragraph" style:parent-style-name="Standard">
      <style:text-properties officeooo:rsid="00062913" officeooo:paragraph-rsid="00089a5a"/>
    </style:style>
    <style:style style:name="P5" style:family="paragraph" style:parent-style-name="Standard">
      <style:text-properties officeooo:rsid="00062913" officeooo:paragraph-rsid="000cd810"/>
    </style:style>
    <style:style style:name="P6" style:family="paragraph" style:parent-style-name="Standard">
      <style:text-properties officeooo:rsid="00062913" officeooo:paragraph-rsid="001327fe"/>
    </style:style>
    <style:style style:name="P7" style:family="paragraph" style:parent-style-name="Standard">
      <style:text-properties officeooo:rsid="00062913" officeooo:paragraph-rsid="0019a15f"/>
    </style:style>
    <style:style style:name="P8" style:family="paragraph" style:parent-style-name="Standard">
      <style:text-properties officeooo:rsid="00062913" officeooo:paragraph-rsid="00222f05"/>
    </style:style>
    <style:style style:name="P9" style:family="paragraph" style:parent-style-name="Standard">
      <style:text-properties officeooo:paragraph-rsid="00062913"/>
    </style:style>
    <style:style style:name="P10" style:family="paragraph" style:parent-style-name="Standard">
      <style:text-properties officeooo:rsid="0006c5df" officeooo:paragraph-rsid="0006c5df"/>
    </style:style>
    <style:style style:name="P11" style:family="paragraph" style:parent-style-name="Standard">
      <style:text-properties officeooo:rsid="00089a5a" officeooo:paragraph-rsid="00089a5a"/>
    </style:style>
    <style:style style:name="P12" style:family="paragraph" style:parent-style-name="Standard">
      <style:text-properties officeooo:rsid="0008bb11" officeooo:paragraph-rsid="00089a5a"/>
    </style:style>
    <style:style style:name="P13" style:family="paragraph" style:parent-style-name="Standard">
      <style:text-properties officeooo:rsid="0008bb11" officeooo:paragraph-rsid="0008bb11"/>
    </style:style>
    <style:style style:name="P14" style:family="paragraph" style:parent-style-name="Standard">
      <style:text-properties officeooo:rsid="0008bb11" officeooo:paragraph-rsid="000aedd5"/>
    </style:style>
    <style:style style:name="P15" style:family="paragraph" style:parent-style-name="Standard">
      <style:text-properties officeooo:rsid="0008bb11" officeooo:paragraph-rsid="000cd810"/>
    </style:style>
    <style:style style:name="P16" style:family="paragraph" style:parent-style-name="Standard">
      <style:text-properties officeooo:rsid="0008bb11" officeooo:paragraph-rsid="00206e45"/>
    </style:style>
    <style:style style:name="P17" style:family="paragraph" style:parent-style-name="Standard">
      <style:text-properties officeooo:rsid="000aedd5" officeooo:paragraph-rsid="000aedd5"/>
    </style:style>
    <style:style style:name="P18" style:family="paragraph" style:parent-style-name="Standard">
      <style:text-properties officeooo:rsid="000aedd5" officeooo:paragraph-rsid="000cd810"/>
    </style:style>
    <style:style style:name="P19" style:family="paragraph" style:parent-style-name="Standard">
      <style:text-properties officeooo:rsid="000c223c" officeooo:paragraph-rsid="000cd810"/>
    </style:style>
    <style:style style:name="P20" style:family="paragraph" style:parent-style-name="Standard">
      <style:text-properties officeooo:rsid="001327fe" officeooo:paragraph-rsid="001327fe"/>
    </style:style>
    <style:style style:name="P21" style:family="paragraph" style:parent-style-name="Standard">
      <style:text-properties officeooo:rsid="00222f05" officeooo:paragraph-rsid="00222f05"/>
    </style:style>
    <style:style style:name="T1" style:family="text">
      <style:text-properties officeooo:rsid="0006291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6c5df"/>
    </style:style>
    <style:style style:name="T4" style:family="text">
      <style:text-properties style:text-position="sub 58%" officeooo:rsid="00089a5a"/>
    </style:style>
    <style:style style:name="T5" style:family="text">
      <style:text-properties style:text-position="sub 58%" officeooo:rsid="00093e81"/>
    </style:style>
    <style:style style:name="T6" style:family="text">
      <style:text-properties style:text-position="sub 58%" officeooo:rsid="000aedd5"/>
    </style:style>
    <style:style style:name="T7" style:family="text">
      <style:text-properties style:text-position="sub 58%" officeooo:rsid="000b052e"/>
    </style:style>
    <style:style style:name="T8" style:family="text">
      <style:text-properties style:text-position="sub 58%" officeooo:rsid="00062913"/>
    </style:style>
    <style:style style:name="T9" style:family="text">
      <style:text-properties style:text-position="sub 58%" style:font-name="LiberationSerif" fo:font-size="12pt" officeooo:rsid="001035bd"/>
    </style:style>
    <style:style style:name="T10" style:family="text">
      <style:text-properties style:text-position="sub 58%" officeooo:rsid="001327fe"/>
    </style:style>
    <style:style style:name="T11" style:family="text">
      <style:text-properties style:text-position="sub 58%" officeooo:rsid="001f4182"/>
    </style:style>
    <style:style style:name="T12" style:family="text">
      <style:text-properties style:font-name="LiberationSerif" fo:font-size="12pt"/>
    </style:style>
    <style:style style:name="T13" style:family="text">
      <style:text-properties style:font-name="LiberationSerif" fo:font-size="12pt" officeooo:rsid="001035bd"/>
    </style:style>
    <style:style style:name="T14" style:family="text">
      <style:text-properties style:font-name="LiberationSerif" fo:font-size="12pt" officeooo:rsid="00108635"/>
    </style:style>
    <style:style style:name="T15" style:family="text">
      <style:text-properties style:font-name="LiberationSerif" fo:font-size="7pt"/>
    </style:style>
    <style:style style:name="T16" style:family="text">
      <style:text-properties officeooo:rsid="0006c5df"/>
    </style:style>
    <style:style style:name="T17" style:family="text">
      <style:text-properties officeooo:rsid="00089a5a"/>
    </style:style>
    <style:style style:name="T18" style:family="text">
      <style:text-properties officeooo:rsid="00093e81"/>
    </style:style>
    <style:style style:name="T19" style:family="text">
      <style:text-properties officeooo:rsid="000aedd5"/>
    </style:style>
    <style:style style:name="T20" style:family="text">
      <style:text-properties officeooo:rsid="000b052e"/>
    </style:style>
    <style:style style:name="T21" style:family="text">
      <style:text-properties officeooo:rsid="000c223c"/>
    </style:style>
    <style:style style:name="T22" style:family="text">
      <style:text-properties officeooo:rsid="000e1722"/>
    </style:style>
    <style:style style:name="T23" style:family="text">
      <style:text-properties officeooo:rsid="00125f48"/>
    </style:style>
    <style:style style:name="T24" style:family="text">
      <style:text-properties officeooo:rsid="001327fe"/>
    </style:style>
    <style:style style:name="T25" style:family="text">
      <style:text-properties officeooo:rsid="001da8ca"/>
    </style:style>
    <style:style style:name="T26" style:family="text">
      <style:text-properties officeooo:rsid="001f4182"/>
    </style:style>
    <style:style style:name="T27" style:family="text">
      <style:text-properties officeooo:rsid="002085bc"/>
    </style:style>
    <style:style style:name="T28" style:family="text">
      <style:text-properties officeooo:rsid="00222f05"/>
    </style:style>
    <style:style style:name="T29" style:family="text">
      <style:text-properties officeooo:rsid="00247e2f"/>
    </style:style>
    <style:style style:name="T30" style:family="text">
      <style:text-properties officeooo:rsid="0025e04c"/>
    </style:style>
    <style:style style:name="T31" style:family="text">
      <style:text-properties officeooo:rsid="00299a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c Path of If-Expressions</text:p>
      <text:p text:style-name="P2">by Sven Nilsen, 2017</text:p>
      <text:p text:style-name="P1"/>
      <text:p text:style-name="P1">Assume one constructs a function using the higher order `if` function and two elements:</text:p>
      <text:p text:style-name="P1"/>
      <text:p text:style-name="P1"><text:tab/>if(a<text:span text:style-name="T2">0</text:span>, a<text:span text:style-name="T2">1</text:span>) : bool → A</text:p>
      <text:p text:style-name="P1"/>
      <text:p text:style-name="P1"><text:tab/><text:span text:style-name="T26">a</text:span><text:span text:style-name="T11">0</text:span><text:span text:style-name="T26"> : A</text:span></text:p>
      <text:p text:style-name="P1"><text:tab/><text:span text:style-name="T26">a</text:span><text:span text:style-name="T11">1</text:span><text:span text:style-name="T26"> : A</text:span></text:p>
      <text:p text:style-name="P1"/>
      <text:p text:style-name="P1"><text:span text:style-name="T31">When t</text:span>here is some property of these elements:</text:p>
      <text:p text:style-name="P1"/>
      <text:p text:style-name="P1"><text:tab/>g : A → B</text:p>
      <text:p text:style-name="P1"/>
      <text:p text:style-name="P1"><text:span text:style-name="T28">T</text:span>he <text:span text:style-name="T28">probabilistic path is:</text:span></text:p>
      <text:p text:style-name="P1"/>
      <text:p text:style-name="P8"><text:tab/>if(a<text:span text:style-name="T2">0</text:span>, a<text:span text:style-name="T2">1</text:span>)[id → g]<text:span text:style-name="T2">p</text:span> := \([b<text:span text:style-name="T2">0</text:span>, b<text:span text:style-name="T2">1</text:span>] : [bool, B] ∧ [len] 2, [p<text:span text:style-name="T3">0</text:span><text:span text:style-name="T16">] : [real] ∧ [len] 1) =</text:span></text:p>
      <text:p text:style-name="P8"><text:tab/><text:tab/><text:span text:style-name="T23">(if g(a</text:span><text:span text:style-name="T3">0</text:span><text:span text:style-name="T16">) == b</text:span><text:span text:style-name="T3">1</text:span><text:span text:style-name="T16"> { 0.5 } else { 0 } + if g(a</text:span><text:span text:style-name="T7">1</text:span><text:span text:style-name="T20">) == b</text:span><text:span text:style-name="T7">1</text:span><text:span text:style-name="T20"> { 0.5 } else { 0 }) · (1 – (2p</text:span><text:span text:style-name="T3">0</text:span><text:span text:style-name="T16">-1)) +</text:span></text:p>
      <text:p text:style-name="P8"><text:tab/><text:tab/><text:span text:style-name="T23">(if b</text:span><text:span text:style-name="T6">0</text:span><text:span text:style-name="T19"> { if g(a</text:span><text:span text:style-name="T6">0</text:span><text:span text:style-name="T19">) == b</text:span><text:span text:style-name="T6">1</text:span><text:span text:style-name="T19"> { 1 } else { 0 } } else { if g(a</text:span><text:span text:style-name="T6">1</text:span><text:span text:style-name="T19">) == b</text:span><text:span text:style-name="T6">1</text:span><text:span text:style-name="T19"> { 1 } else { 0 } }) · (2p</text:span><text:span text:style-name="T3">0</text:span><text:span text:style-name="T16">-1)</text:span></text:p>
      <text:p text:style-name="P8"/>
      <text:p text:style-name="P8"/>
      <text:p text:style-name="P21">Rest of this paper is about proving this from the definition of a probabilistic path.</text:p>
      <text:p text:style-name="P8"/>
      <text:p text:style-name="P1">A probabilistic path is defined as following:</text:p>
      <text:p text:style-name="P1"/>
      <text:p text:style-name="P9"><text:span text:style-name="T1"><text:tab/></text:span><text:span text:style-name="T12">f[g</text:span><text:span text:style-name="T15">i→n</text:span><text:span text:style-name="T12">]</text:span><text:span text:style-name="T15">p </text:span><text:span text:style-name="T12">:= \(b</text:span><text:span text:style-name="T15">i→n </text:span><text:span text:style-name="T12">: [] </text:span>∧ <text:span text:style-name="T12">[len] |g</text:span><text:span text:style-name="T15">i→n</text:span><text:span text:style-name="T12">|, p : [real] </text:span>∧ <text:span text:style-name="T12">[len] |g</text:span><text:span text:style-name="T15">i</text:span><text:span text:style-name="T12">|) = ∑ j 2^|g</text:span><text:span text:style-name="T15">i</text:span><text:span text:style-name="T12">| { </text:span></text:p>
      <text:p text:style-name="P9"><text:span text:style-name="T12"><text:tab/><text:tab/>(</text:span>∃<text:span text:style-name="T15">p</text:span><text:span text:style-name="T12">(g</text:span><text:span text:style-name="T15">n </text:span><text:span text:style-name="T12">· f){2^[g</text:span><text:span text:style-name="T15">i</text:span><text:span text:style-name="T12">] b</text:span><text:span text:style-name="T15">i</text:span><text:span text:style-name="T12">}(β</text:span><text:span text:style-name="T15">j</text:span><text:span text:style-name="T12">))(b</text:span><text:span text:style-name="T15">n</text:span><text:span text:style-name="T12">) · ∏ k |g</text:span><text:span text:style-name="T15">i</text:span><text:span text:style-name="T12">| { β</text:span><text:span text:style-name="T15">jk</text:span><text:span text:style-name="T12">((p</text:span><text:span text:style-name="T15">k</text:span><text:span text:style-name="T12">-(</text:span>∃<text:span text:style-name="T15">p</text:span><text:span text:style-name="T12">g</text:span><text:span text:style-name="T15">ik</text:span><text:span text:style-name="T12">)(b</text:span><text:span text:style-name="T15">k</text:span><text:span text:style-name="T12">))/(1-(</text:span>∃<text:span text:style-name="T15">p</text:span><text:span text:style-name="T12">g</text:span><text:span text:style-name="T15">ik</text:span><text:span text:style-name="T12">)(b</text:span><text:span text:style-name="T15">k</text:span><text:span text:style-name="T12">))) }</text:span></text:p>
      <text:p text:style-name="P9"><text:span text:style-name="T12"><text:tab/>}</text:span></text:p>
      <text:p text:style-name="P9"><text:span text:style-name="T12"/></text:p>
      <text:p text:style-name="P10"><text:span text:style-name="T12">Inserting </text:span><text:span text:style-name="T13">by substituting `f =&gt; if(a</text:span><text:span text:style-name="T9">0</text:span><text:span text:style-name="T13">, a</text:span><text:span text:style-name="T9">1</text:span><text:span text:style-name="T13">)` and `g</text:span><text:span text:style-name="T9">i→n</text:span><text:span text:style-name="T13"> =&gt; id → g` </text:span><text:span text:style-name="T14">and unrolling the sum loop</text:span><text:span text:style-name="T12">:</text:span></text:p>
      <text:p text:style-name="P1"/>
      <text:p text:style-name="P1"><text:tab/>if(a<text:span text:style-name="T2">0</text:span>, a<text:span text:style-name="T2">1</text:span>)[<text:span text:style-name="T16">id</text:span> → g]<text:span text:style-name="T2">p</text:span> := \([b<text:span text:style-name="T2">0</text:span>, b<text:span text:style-name="T2">1</text:span>] : [bool, B] ∧ [len] 2, <text:span text:style-name="T16">[</text:span>p<text:span text:style-name="T3">0</text:span><text:span text:style-name="T16">]</text:span> : <text:span text:style-name="T22">[real] ∧ </text:span>[<text:span text:style-name="T16">len] 1) =</text:span></text:p>
      <text:p text:style-name="P1"><text:tab/><text:tab/><text:span text:style-name="T16">(</text:span>∃<text:span text:style-name="T3">p</text:span><text:span text:style-name="T16">(g · if(a</text:span><text:span text:style-name="T3">0</text:span><text:span text:style-name="T16">, a</text:span><text:span text:style-name="T3">1</text:span><text:span text:style-name="T16">)))(b</text:span><text:span text:style-name="T3">1</text:span><text:span text:style-name="T16">) · (1 – (p</text:span><text:span text:style-name="T3">0</text:span><text:span text:style-name="T16">-(∃</text:span><text:span text:style-name="T3">p</text:span><text:span text:style-name="T16">id)(b</text:span><text:span text:style-name="T3">0</text:span><text:span text:style-name="T16">))/(1-(∃</text:span><text:span text:style-name="T3">p</text:span><text:span text:style-name="T16">id)(b</text:span><text:span text:style-name="T3">0</text:span><text:span text:style-name="T16">))) +</text:span></text:p>
      <text:p text:style-name="P3"><text:tab/><text:tab/><text:span text:style-name="T16">(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{[id] b</text:span><text:span text:style-name="T3">0</text:span><text:span text:style-name="T16">})(b</text:span><text:span text:style-name="T3">1</text:span><text:span text:style-name="T16">) · (p</text:span><text:span text:style-name="T3">0</text:span><text:span text:style-name="T16">-(∃</text:span><text:span text:style-name="T3">p</text:span><text:span text:style-name="T16">id)(b</text:span><text:span text:style-name="T3">0</text:span><text:span text:style-name="T16">))/(1-(∃</text:span><text:span text:style-name="T3">p</text:span><text:span text:style-name="T16">id)(b</text:span><text:span text:style-name="T3">0</text:span><text:span text:style-name="T16">))</text:span></text:p>
      <text:p text:style-name="P3"/>
      <text:p text:style-name="P11">Solving `<text:span text:style-name="T16">∃</text:span><text:span text:style-name="T3">p</text:span><text:span text:style-name="T16">id</text:span>`:</text:p>
      <text:p text:style-name="P3"/>
      <text:p text:style-name="P3"><text:tab/><text:span text:style-name="T16">∃</text:span><text:span text:style-name="T3">p</text:span><text:span text:style-name="T16">id := \(_ : bool) = 0.5</text:span></text:p>
      <text:p text:style-name="P3"/>
      <text:p text:style-name="P11">Reducing sub-expression:</text:p>
      <text:p text:style-name="P3"/>
      <text:p text:style-name="P4"><text:tab/><text:span text:style-name="T16">(p</text:span><text:span text:style-name="T3">0</text:span><text:span text:style-name="T16">-(∃</text:span><text:span text:style-name="T3">p</text:span><text:span text:style-name="T16">id)(b</text:span><text:span text:style-name="T3">0</text:span><text:span text:style-name="T16">))/(1-(∃</text:span><text:span text:style-name="T3">p</text:span><text:span text:style-name="T16">id)(b</text:span><text:span text:style-name="T3">0</text:span><text:span text:style-name="T16">))</text:span></text:p>
      <text:p text:style-name="P4"><text:tab/><text:span text:style-name="T17">(p</text:span><text:span text:style-name="T4">0</text:span><text:span text:style-name="T17">-0.5)/(1-0.5)</text:span></text:p>
      <text:p text:style-name="P4"><text:tab/><text:span text:style-name="T17">(p</text:span><text:span text:style-name="T4">0</text:span><text:span text:style-name="T17">-0.5)/0.5</text:span></text:p>
      <text:p text:style-name="P4"><text:tab/><text:span text:style-name="T17">2p</text:span><text:span text:style-name="T4">0</text:span><text:span text:style-name="T17">-1</text:span></text:p>
      <text:p text:style-name="P4"/>
      <text:p text:style-name="P11"><text:soft-page-break/><text:span text:style-name="T30">Inserting</text:span>:</text:p>
      <text:p text:style-name="P4"/>
      <text:p text:style-name="P4"><text:tab/>if(a<text:span text:style-name="T2">0</text:span>, a<text:span text:style-name="T2">1</text:span>)[<text:span text:style-name="T16">id</text:span> → g]<text:span text:style-name="T2">p</text:span> := \([b<text:span text:style-name="T2">0</text:span>, b<text:span text:style-name="T2">1</text:span>] : [bool, B] ∧ [len] 2, <text:span text:style-name="T16">[</text:span>p<text:span text:style-name="T3">0</text:span><text:span text:style-name="T16">]</text:span> : <text:span text:style-name="T22">[real] ∧ </text:span>[<text:span text:style-name="T16">len] 1) =</text:span></text:p>
      <text:p text:style-name="P4"><text:tab/><text:tab/><text:span text:style-name="T16">(</text:span>∃<text:span text:style-name="T3">p</text:span><text:span text:style-name="T16">(g · if(a</text:span><text:span text:style-name="T3">0</text:span><text:span text:style-name="T16">, a</text:span><text:span text:style-name="T3">1</text:span><text:span text:style-name="T16">)))(b</text:span><text:span text:style-name="T3">1</text:span><text:span text:style-name="T16">) · (1 – (2p</text:span><text:span text:style-name="T3">0</text:span><text:span text:style-name="T16">-1)) +</text:span></text:p>
      <text:p text:style-name="P4"><text:tab/><text:tab/><text:span text:style-name="T16">(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{[id] b</text:span><text:span text:style-name="T3">0</text:span><text:span text:style-name="T16">})(b</text:span><text:span text:style-name="T3">1</text:span><text:span text:style-name="T16">) · (2p</text:span><text:span text:style-name="T3">0</text:span><text:span text:style-name="T16">-1)</text:span></text:p>
      <text:p text:style-name="P4"/>
      <text:p text:style-name="P16">Next <text:span text:style-name="T27">step</text:span> is to work out the probabilistic existential path of the function composition.</text:p>
      <text:p text:style-name="P16"/>
      <text:p text:style-name="P16"><text:span text:style-name="T20">The unconstrained term is found by averaging over the probabilities:</text:span></text:p>
      <text:p text:style-name="P18"/>
      <text:p text:style-name="P18"><text:tab/><text:span text:style-name="T16">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 := \(x : B) =</text:span></text:p>
      <text:p text:style-name="P18"><text:span text:style-name="T16"><text:tab/><text:tab/>0.5 · if g(a</text:span><text:span text:style-name="T3">0</text:span><text:span text:style-name="T16">) == x { 1 } else { 0 } +</text:span></text:p>
      <text:p text:style-name="P18"><text:span text:style-name="T20"><text:tab/><text:tab/>0.5 · if g(a</text:span><text:span text:style-name="T7">1</text:span><text:span text:style-name="T20">) == x { 1 } else { 0 }</text:span></text:p>
      <text:p text:style-name="P18"><text:tab/><text:span text:style-name="T16">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 := \(x : B) =</text:span></text:p>
      <text:p text:style-name="P18"><text:span text:style-name="T16"><text:tab/><text:tab/>if g(a</text:span><text:span text:style-name="T3">0</text:span><text:span text:style-name="T16">) == x { 0.5 } else { 0 } +</text:span></text:p>
      <text:p text:style-name="P18"><text:span text:style-name="T20"><text:tab/><text:tab/>if g(a</text:span><text:span text:style-name="T7">1</text:span><text:span text:style-name="T20">) == x { 0.5 } else { 0 }</text:span></text:p>
      <text:p text:style-name="P18"/>
      <text:p text:style-name="P18"><text:tab/><text:span text:style-name="T16">(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)(b</text:span><text:span text:style-name="T3">1</text:span><text:span text:style-name="T16">)</text:span></text:p>
      <text:p text:style-name="P18"><text:tab/><text:span text:style-name="T16">if g(a</text:span><text:span text:style-name="T3">0</text:span><text:span text:style-name="T16">) == b</text:span><text:span text:style-name="T3">1</text:span><text:span text:style-name="T16"> { 0.5 } else { 0 } + if g(a</text:span><text:span text:style-name="T7">1</text:span><text:span text:style-name="T20">) == b</text:span><text:span text:style-name="T7">1</text:span><text:span text:style-name="T20"> { 0.5 } else { 0 }</text:span></text:p>
      <text:p text:style-name="P15"/>
      <text:p text:style-name="P13">The constrained term <text:span text:style-name="T18">passes on `a</text:span><text:span text:style-name="T5">0</text:span><text:span text:style-name="T18">` or `a</text:span><text:span text:style-name="T5">1</text:span><text:span text:style-name="T18">` to `g`, depending on `b</text:span><text:span text:style-name="T5">0</text:span><text:span text:style-name="T18">`</text:span>:</text:p>
      <text:p text:style-name="P12"/>
      <text:p text:style-name="P13"><text:tab/><text:span text:style-name="T16">(∃</text:span><text:span text:style-name="T3">p</text:span><text:span text:style-name="T16">(g · if(a</text:span><text:span text:style-name="T3">0</text:span><text:span text:style-name="T16">, a</text:span><text:span text:style-name="T3">1</text:span><text:span text:style-name="T16">)){[id] b</text:span><text:span text:style-name="T3">0</text:span><text:span text:style-name="T16">})(b</text:span><text:span text:style-name="T3">1</text:span><text:span text:style-name="T16">)</text:span></text:p>
      <text:p text:style-name="P13"><text:tab/><text:span text:style-name="T19">(</text:span>if b<text:span text:style-name="T2">0</text:span> { <text:span text:style-name="T16">∃</text:span><text:span text:style-name="T3">p</text:span><text:span text:style-name="T16">g</text:span>{(= a<text:span text:style-name="T2">0</text:span>)}<text:span text:style-name="T16"> </text:span>} else { <text:span text:style-name="T16">∃</text:span><text:span text:style-name="T3">p</text:span><text:span text:style-name="T16">g</text:span>{(=<text:span text:style-name="T16"> </text:span>a<text:span text:style-name="T2">1</text:span>)} }<text:span text:style-name="T19">)(b</text:span><text:span text:style-name="T6">1</text:span><text:span text:style-name="T19">)</text:span></text:p>
      <text:p text:style-name="P14"><text:tab/><text:span text:style-name="T19">if b</text:span><text:span text:style-name="T6">0</text:span><text:span text:style-name="T19"> { if g(a</text:span><text:span text:style-name="T6">0</text:span><text:span text:style-name="T19">) == b</text:span><text:span text:style-name="T6">1</text:span><text:span text:style-name="T19"> { 1 } else { 0 } } else { if g(a</text:span><text:span text:style-name="T6">1</text:span><text:span text:style-name="T19">) == b</text:span><text:span text:style-name="T6">1</text:span><text:span text:style-name="T19"> { 1 } else { 0 } }</text:span></text:p>
      <text:p text:style-name="P13"/>
      <text:p text:style-name="P17">The probability of `g` returning `b<text:span text:style-name="T2">1</text:span>` constrained by a specific input value is, of course, either 100% or 0%, which can be checked by using the function `g` and compare the result.</text:p>
      <text:p text:style-name="P17"/>
      <text:p text:style-name="P19">Inserting:</text:p>
      <text:p text:style-name="P19"/>
      <text:p text:style-name="P19"><text:tab/><text:span text:style-name="T1">if(a</text:span><text:span text:style-name="T8">0</text:span><text:span text:style-name="T1">, a</text:span><text:span text:style-name="T8">1</text:span><text:span text:style-name="T1">)[id → g]</text:span><text:span text:style-name="T8">p</text:span><text:span text:style-name="T1"> := \([b</text:span><text:span text:style-name="T8">0</text:span><text:span text:style-name="T1">, b</text:span><text:span text:style-name="T8">1</text:span><text:span text:style-name="T1">] : [bool, B] ∧ [len] 2, [p</text:span><text:span text:style-name="T3">0</text:span><text:span text:style-name="T16">] : [real] ∧ [len] 1) =</text:span></text:p>
      <text:p text:style-name="P5"><text:tab/><text:tab/><text:span text:style-name="T23">(if g(a</text:span><text:span text:style-name="T3">0</text:span><text:span text:style-name="T16">) == b</text:span><text:span text:style-name="T3">1</text:span><text:span text:style-name="T16"> { 0.5 } else { 0 } + if g(a</text:span><text:span text:style-name="T7">1</text:span><text:span text:style-name="T20">) == b</text:span><text:span text:style-name="T7">1</text:span><text:span text:style-name="T20"> { 0.5 } else { 0 }) · (1 – (2p</text:span><text:span text:style-name="T3">0</text:span><text:span text:style-name="T16">-1)) +</text:span></text:p>
      <text:p text:style-name="P5"><text:tab/><text:tab/><text:span text:style-name="T23">(if b</text:span><text:span text:style-name="T6">0</text:span><text:span text:style-name="T19"> { if g(a</text:span><text:span text:style-name="T6">0</text:span><text:span text:style-name="T19">) == b</text:span><text:span text:style-name="T6">1</text:span><text:span text:style-name="T19"> { 1 } else { 0 } } else { if g(a</text:span><text:span text:style-name="T6">1</text:span><text:span text:style-name="T19">) == b</text:span><text:span text:style-name="T6">1</text:span><text:span text:style-name="T19"> { 1 } else { 0 } }) · (2p</text:span><text:span text:style-name="T3">0</text:span><text:span text:style-name="T16">-1)</text:span></text:p>
      <text:p text:style-name="P5"/>
      <text:p text:style-name="P20">Testing <text:span text:style-name="T25">that probability of believing the condition is `true` is equal to the inverse probability of believing the condition is `false`</text:span>:</text:p>
      <text:p text:style-name="P20"/>
      <text:p text:style-name="P20"><text:tab/>if(a<text:span text:style-name="T2">0</text:span>, a<text:span text:style-name="T2">1</text:span>)[id → g]<text:span text:style-name="T2">p</text:span>([true, x], [p]) =</text:p>
      <text:p text:style-name="P7"><text:tab/><text:tab/><text:span text:style-name="T23">if g(a</text:span><text:span text:style-name="T3">0</text:span><text:span text:style-name="T16">) == x { p } else { 0 } + if g(a</text:span><text:span text:style-name="T7">1</text:span><text:span text:style-name="T20">) == x { 1 – p } else { 0 }</text:span></text:p>
      <text:p text:style-name="P6"/>
      <text:p text:style-name="P6"><text:tab/><text:span text:style-name="T24">if(a</text:span><text:span text:style-name="T10">0</text:span><text:span text:style-name="T24">, a</text:span><text:span text:style-name="T10">1</text:span><text:span text:style-name="T24">)[id → g]</text:span><text:span text:style-name="T10">p</text:span><text:span text:style-name="T24">([false, x], [1-p]) =</text:span></text:p>
      <text:p text:style-name="P7"><text:tab/><text:tab/><text:span text:style-name="T23">if g(a</text:span><text:span text:style-name="T3">0</text:span><text:span text:style-name="T16">) == x { p } else { 0 } + if g(a</text:span><text:span text:style-name="T7">1</text:span><text:span text:style-name="T20">) == x { 1 – p } else { 0 }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35:05.492061000</meta:creation-date>
    <dc:date>2017-07-30T14:22:50.136043000</dc:date>
    <meta:editing-duration>PT1H2M52S</meta:editing-duration>
    <meta:editing-cycles>30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56" meta:word-count="657" meta:character-count="2972" meta:non-whitespace-character-count="2310"/>
  </office:meta>
</office:document-meta>
</file>